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45.65052414" calcext:value-type="float">
            <text:p>45,65052414</text:p>
          </table:table-cell>
          <table:table-cell office:value-type="float" office:value="7.894821332E-027" calcext:value-type="float">
            <text:p>7,89E-027</text:p>
          </table:table-cell>
          <table:table-cell office:value-type="float" office:value="4.088095665" calcext:value-type="float">
            <text:p>4,08809566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50.83462524" calcext:value-type="float">
            <text:p>50,83462524</text:p>
          </table:table-cell>
          <table:table-cell office:value-type="float" office:value="8.106296914E-027" calcext:value-type="float">
            <text:p>8,11E-027</text:p>
          </table:table-cell>
          <table:table-cell office:value-type="float" office:value="4.102270603" calcext:value-type="float">
            <text:p>4,102270603</text:p>
          </table:table-cell>
          <table:table-cell table:style-name="ce2" table:formula="of:=([.E3]-[.E2])/[.E2]" office:value-type="float" office:value="0.00346736944571967" calcext:value-type="float">
            <text:p>0,003467369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85" calcext:value-type="float">
            <text:p>68285</text:p>
          </table:table-cell>
          <table:table-cell office:value-type="float" office:value="55.56285095" calcext:value-type="float">
            <text:p>55,56285095</text:p>
          </table:table-cell>
          <table:table-cell office:value-type="float" office:value="1.000428503E-020" calcext:value-type="float">
            <text:p>1,00E-020</text:p>
          </table:table-cell>
          <table:table-cell office:value-type="float" office:value="2.906502962" calcext:value-type="float">
            <text:p>2,906502962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285" calcext:value-type="float">
            <text:p>68285</text:p>
          </table:table-cell>
          <table:table-cell office:value-type="float" office:value="57.26893234" calcext:value-type="float">
            <text:p>57,26893234</text:p>
          </table:table-cell>
          <table:table-cell office:value-type="float" office:value="1.121281206E-020" calcext:value-type="float">
            <text:p>1,12E-020</text:p>
          </table:table-cell>
          <table:table-cell office:value-type="float" office:value="2.908726931" calcext:value-type="float">
            <text:p>2,908726931</text:p>
          </table:table-cell>
          <table:table-cell table:formula="of:=([.E5]-[.E4])/[.E4]" office:value-type="float" office:value="0.000765170044233954" calcext:value-type="float">
            <text:p>0,0007651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343" calcext:value-type="float">
            <text:p>68343</text:p>
          </table:table-cell>
          <table:table-cell office:value-type="float" office:value="67.60421753" calcext:value-type="float">
            <text:p>67,60421753</text:p>
          </table:table-cell>
          <table:table-cell office:value-type="float" office:value="1.015872174E-017" calcext:value-type="float">
            <text:p>1,02E-017</text:p>
          </table:table-cell>
          <table:table-cell office:value-type="float" office:value="2.357645512" calcext:value-type="float">
            <text:p>2,35764551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8343" calcext:value-type="float">
            <text:p>68343</text:p>
          </table:table-cell>
          <table:table-cell office:value-type="float" office:value="116.5684814" calcext:value-type="float">
            <text:p>116,5684814</text:p>
          </table:table-cell>
          <table:table-cell office:value-type="float" office:value="8.911573254E-018" calcext:value-type="float">
            <text:p>8,91E-018</text:p>
          </table:table-cell>
          <table:table-cell office:value-type="float" office:value="2.360021114" calcext:value-type="float">
            <text:p>2,360021114</text:p>
          </table:table-cell>
          <table:table-cell table:style-name="ce3" table:formula="of:=([.E7]-[.E6])/[.E6]" office:value-type="float" office:value="0.00100761627984738" calcext:value-type="float">
            <text:p>0,001007616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457" calcext:value-type="float">
            <text:p>68457</text:p>
          </table:table-cell>
          <table:table-cell office:value-type="float" office:value="124.2800293" calcext:value-type="float">
            <text:p>124,2800293</text:p>
          </table:table-cell>
          <table:table-cell office:value-type="float" office:value="6.001009791E-016" calcext:value-type="float">
            <text:p>6,00E-016</text:p>
          </table:table-cell>
          <table:table-cell office:value-type="float" office:value="2.025234461" calcext:value-type="float">
            <text:p>2,02523446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8457" calcext:value-type="float">
            <text:p>68457</text:p>
          </table:table-cell>
          <table:table-cell office:value-type="float" office:value="200.2624207" calcext:value-type="float">
            <text:p>200,2624207</text:p>
          </table:table-cell>
          <table:table-cell office:value-type="float" office:value="6.161576003E-016" calcext:value-type="float">
            <text:p>6,16E-016</text:p>
          </table:table-cell>
          <table:table-cell office:value-type="float" office:value="2.02711916" calcext:value-type="float">
            <text:p>2,02711916</text:p>
          </table:table-cell>
          <table:table-cell table:style-name="ce3" table:formula="of:=([.E9]-[.E8])/[.E8]" office:value-type="float" office:value="0.000930607806796379" calcext:value-type="float">
            <text:p>0,000930607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514" calcext:value-type="float">
            <text:p>68514</text:p>
          </table:table-cell>
          <table:table-cell office:value-type="float" office:value="187.7920227" calcext:value-type="float">
            <text:p>187,7920227</text:p>
          </table:table-cell>
          <table:table-cell office:value-type="float" office:value="0.0000000000001601219564" calcext:value-type="float">
            <text:p>1,60E-013</text:p>
          </table:table-cell>
          <table:table-cell office:value-type="float" office:value="1.793041587" calcext:value-type="float">
            <text:p>1,793041587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8514" calcext:value-type="float">
            <text:p>68514</text:p>
          </table:table-cell>
          <table:table-cell office:value-type="float" office:value="204.9664001" calcext:value-type="float">
            <text:p>204,9664001</text:p>
          </table:table-cell>
          <table:table-cell office:value-type="float" office:value="0.0000000000001600358165" calcext:value-type="float">
            <text:p>1,60E-013</text:p>
          </table:table-cell>
          <table:table-cell office:value-type="float" office:value="1.793850899" calcext:value-type="float">
            <text:p>1,793850899</text:p>
          </table:table-cell>
          <table:table-cell table:style-name="ce3" table:formula="of:=([.E11]-[.E10])/[.E10]" office:value-type="float" office:value="0.000451362648734883" calcext:value-type="float">
            <text:p>0,000451362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586" calcext:value-type="float">
            <text:p>68586</text:p>
          </table:table-cell>
          <table:table-cell office:value-type="float" office:value="203.7497406" calcext:value-type="float">
            <text:p>203,7497406</text:p>
          </table:table-cell>
          <table:table-cell office:value-type="float" office:value="0.000000000000843569626" calcext:value-type="float">
            <text:p>8,44E-013</text:p>
          </table:table-cell>
          <table:table-cell office:value-type="float" office:value="1.614288092" calcext:value-type="float">
            <text:p>1,614288092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586" calcext:value-type="float">
            <text:p>68586</text:p>
          </table:table-cell>
          <table:table-cell office:value-type="float" office:value="211.1633759" calcext:value-type="float">
            <text:p>211,1633759</text:p>
          </table:table-cell>
          <table:table-cell office:value-type="float" office:value="0.0000000000008294519043" calcext:value-type="float">
            <text:p>8,29E-013</text:p>
          </table:table-cell>
          <table:table-cell office:value-type="float" office:value="1.615183353" calcext:value-type="float">
            <text:p>1,615183353</text:p>
          </table:table-cell>
          <table:table-cell table:formula="of:=([.E13]-[.E12])/[.E12]" office:value-type="float" office:value="0.000554585643316463" calcext:value-type="float">
            <text:p>0,000554585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689" calcext:value-type="float">
            <text:p>68689</text:p>
          </table:table-cell>
          <table:table-cell office:value-type="float" office:value="337.6528931" calcext:value-type="float">
            <text:p>337,6528931</text:p>
          </table:table-cell>
          <table:table-cell office:value-type="float" office:value="0.00000000006172520134" calcext:value-type="float">
            <text:p>6,17E-011</text:p>
          </table:table-cell>
          <table:table-cell office:value-type="float" office:value="1.480443239" calcext:value-type="float">
            <text:p>1,480443239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8689" calcext:value-type="float">
            <text:p>68689</text:p>
          </table:table-cell>
          <table:table-cell office:value-type="float" office:value="410.7886353" calcext:value-type="float">
            <text:p>410,7886353</text:p>
          </table:table-cell>
          <table:table-cell office:value-type="float" office:value="0.00000000006168490024" calcext:value-type="float">
            <text:p>6,17E-011</text:p>
          </table:table-cell>
          <table:table-cell office:value-type="float" office:value="1.482963085" calcext:value-type="float">
            <text:p>1,482963085</text:p>
          </table:table-cell>
          <table:table-cell table:formula="of:=([.E15]-[.E14])/[.E14]" office:value-type="float" office:value="0.0017020888971752" calcext:value-type="float">
            <text:p>0,001702088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770" calcext:value-type="float">
            <text:p>68770</text:p>
          </table:table-cell>
          <table:table-cell office:value-type="float" office:value="410.7937012" calcext:value-type="float">
            <text:p>410,7937012</text:p>
          </table:table-cell>
          <table:table-cell office:value-type="float" office:value="0.0000000006570980426" calcext:value-type="float">
            <text:p>6,57E-010</text:p>
          </table:table-cell>
          <table:table-cell office:value-type="float" office:value="1.367977142" calcext:value-type="float">
            <text:p>1,367977142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770" calcext:value-type="float">
            <text:p>68770</text:p>
          </table:table-cell>
          <table:table-cell office:value-type="float" office:value="409.6297913" calcext:value-type="float">
            <text:p>409,6297913</text:p>
          </table:table-cell>
          <table:table-cell office:value-type="float" office:value="0.0000000006559260357" calcext:value-type="float">
            <text:p>6,56E-010</text:p>
          </table:table-cell>
          <table:table-cell office:value-type="float" office:value="1.369795561" calcext:value-type="float">
            <text:p>1,369795561</text:p>
          </table:table-cell>
          <table:table-cell table:formula="of:=([.E17]-[.E16])/[.E16]" office:value-type="float" office:value="0.00132927586592681" calcext:value-type="float">
            <text:p>0,001329275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946" calcext:value-type="float">
            <text:p>68946</text:p>
          </table:table-cell>
          <table:table-cell office:value-type="float" office:value="411.1618958" calcext:value-type="float">
            <text:p>411,1618958</text:p>
          </table:table-cell>
          <table:table-cell office:value-type="float" office:value="0.000000005096514322" calcext:value-type="float">
            <text:p>5,10E-009</text:p>
          </table:table-cell>
          <table:table-cell office:value-type="float" office:value="1.27596283" calcext:value-type="float">
            <text:p>1,27596283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8946" calcext:value-type="float">
            <text:p>68946</text:p>
          </table:table-cell>
          <table:table-cell office:value-type="float" office:value="407.4125366" calcext:value-type="float">
            <text:p>407,4125366</text:p>
          </table:table-cell>
          <table:table-cell office:value-type="float" office:value="0.000000005085951216" calcext:value-type="float">
            <text:p>5,09E-009</text:p>
          </table:table-cell>
          <table:table-cell office:value-type="float" office:value="1.277482748" calcext:value-type="float">
            <text:p>1,277482748</text:p>
          </table:table-cell>
          <table:table-cell table:style-name="ce3" table:formula="of:=([.E19]-[.E18])/[.E18]" office:value-type="float" office:value="0.00119119300677422" calcext:value-type="float">
            <text:p>0,00119119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030" calcext:value-type="float">
            <text:p>69030</text:p>
          </table:table-cell>
          <table:table-cell office:value-type="float" office:value="407.495697" calcext:value-type="float">
            <text:p>407,495697</text:p>
          </table:table-cell>
          <table:table-cell office:value-type="float" office:value="0.00000003036245388" calcext:value-type="float">
            <text:p>3,04E-008</text:p>
          </table:table-cell>
          <table:table-cell office:value-type="float" office:value="1.196521282" calcext:value-type="float">
            <text:p>1,19652128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030" calcext:value-type="float">
            <text:p>69030</text:p>
          </table:table-cell>
          <table:table-cell office:value-type="float" office:value="417.7891846" calcext:value-type="float">
            <text:p>417,7891846</text:p>
          </table:table-cell>
          <table:table-cell office:value-type="float" office:value="0.00000003034896778" calcext:value-type="float">
            <text:p>3,03E-008</text:p>
          </table:table-cell>
          <table:table-cell office:value-type="float" office:value="1.197021723" calcext:value-type="float">
            <text:p>1,197021723</text:p>
          </table:table-cell>
          <table:table-cell table:style-name="ce3" table:formula="of:=([.E21]-[.E20])/[.E20]" office:value-type="float" office:value="0.000418246635081597" calcext:value-type="float">
            <text:p>0,000418246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9059" calcext:value-type="float">
            <text:p>69059</text:p>
          </table:table-cell>
          <table:table-cell office:value-type="float" office:value="417.8684082" calcext:value-type="float">
            <text:p>417,8684082</text:p>
          </table:table-cell>
          <table:table-cell office:value-type="float" office:value="0.00000003298655926" calcext:value-type="float">
            <text:p>3,30E-008</text:p>
          </table:table-cell>
          <table:table-cell office:value-type="float" office:value="1.128346086" calcext:value-type="float">
            <text:p>1,12834608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18175162736065" calcext:value-type="float">
            <text:p>0,00118175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6T11:05:38.630643324</dc:date>
    <meta:document-statistic meta:table-count="1" meta:cell-count="121" meta:object-count="0"/>
    <meta:generator>LibreOffice/4.1.4.2$Linux_X86_64 LibreOffice_project/410m0$Build-2</meta:generator>
  </office:meta>
</office:document-meta>
</file>